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Noto Mono" svg:font-family="'Noto Mono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728cm"/>
    </style:style>
    <style:style style:name="gr2" style:family="graphic" style:parent-style-name="standard">
      <style:graphic-properties svg:stroke-width="0.053cm" svg:stroke-color="#0000ff" draw:marker-start-width="0.279cm" draw:marker-end-width="0.279cm" draw:fill="none" draw:textarea-vertical-align="middle" draw:auto-grow-height="false" fo:min-height="3.112cm" fo:min-width="0cm" fo:padding-top="0.151cm" fo:padding-bottom="0.151cm" fo:padding-left="0.276cm" fo:padding-right="0.276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7cm" fo:min-width="1.26cm" fo:wrap-option="no-wrap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7cm" fo:min-width="3.39cm" fo:wrap-option="no-wrap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7cm" fo:min-width="2cm" fo:wrap-option="no-wrap"/>
    </style:style>
    <style:style style:name="P1" style:family="paragraph">
      <style:paragraph-properties fo:margin-top="0cm" fo:margin-bottom="0.4cm"/>
      <style:text-properties style:font-name="Andale Mono"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="none" draw:fill-color="#ffffff"/>
      <style:paragraph-properties fo:margin-top="0cm" fo:margin-bottom="0.4cm"/>
      <style:text-properties style:font-name="Andale Mono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808080"/>
    </style:style>
    <style:style style:name="P5" style:family="paragraph">
      <style:paragraph-properties fo:text-align="center"/>
      <style:text-properties fo:color="#0000ff"/>
    </style:style>
    <style:style style:name="P6" style:family="paragraph">
      <loext:graphic-properties draw:fill="none"/>
      <style:paragraph-properties fo:text-align="center"/>
      <style:text-properties fo:color="#0000ff"/>
    </style:style>
    <style:style style:name="T1" style:family="text">
      <style:text-properties style:font-name="Andale Mono" fo:font-weight="bold" style:font-weight-asian="bold" style:font-weight-complex="bold"/>
    </style:style>
    <style:style style:name="T2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3.6cm" svg:height="3.978cm" svg:x="0.2cm" svg:y="1.7cm">
          <draw:text-box>
            <text:p text:style-name="P1"><text:span text:style-name="T1">objetivo: dependencias</text:span></text:p>
            <text:p text:style-name="P1"><text:span text:style-name="T1"><text:tab/></text:span><text:span text:style-name="T1"><text:tab/></text:span><text:span text:style-name="T1"><text:tab/></text:span><text:span text:style-name="T1">orden</text:span></text:p>
          </draw:text-box>
        </draw:frame>
        <draw:custom-shape draw:style-name="gr2" draw:text-style-name="P3" draw:layer="layout" svg:width="0.4cm" svg:height="3.6cm" draw:transform="rotate (-1.5707963267949) translate (4.1cm 4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3.283cm" svg:height="0.962cm" svg:x="0.717cm" svg:y="4.538cm">
          <draw:text-box>
            <text:p><text:span text:style-name="T2">Tabulador</text:span></text:p>
          </draw:text-box>
        </draw:frame>
        <draw:custom-shape draw:style-name="gr4" draw:text-style-name="P6" draw:layer="layout" svg:width="1.9cm" svg:height="1.1cm" svg:x="2.7cm" svg:y="0.4cm">
          <text:p text:style-name="P5"><text:span text:style-name="T2">Qué</text:span></text:p>
          <draw:enhanced-geometry svg:viewBox="0 0 21600 21600" draw:text-areas="800 800 20800 20800" draw:type="round-rectangular-callout" draw:modifiers="-999.894792214624 28348.7738419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4.2cm" svg:height="1.1cm" svg:x="8.7cm" svg:y="0.3cm">
          <text:p text:style-name="P5"><text:span text:style-name="T2">Ingredientes</text:span></text:p>
          <draw:enhanced-geometry svg:viewBox="0 0 21600 21600" draw:text-areas="800 800 20800 20800" draw:type="round-rectangular-callout" draw:modifiers="1208.2837419662 29957.49318801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2.7cm" svg:height="1.1cm" svg:x="7.8cm" svg:y="4.2cm">
          <text:p text:style-name="P5"><text:span text:style-name="T2">Cómo</text:span></text:p>
          <draw:enhanced-geometry svg:viewBox="0 0 21600 21600" draw:text-areas="800 800 20800 20800" draw:type="round-rectangular-callout" draw:modifiers="-4494.33543132173 -843.596730245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Noto Mono" svg:font-family="'Noto Mono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1T08:31:06.994352299</meta:creation-date>
    <dc:date>2016-05-01T08:47:38.762719753</dc:date>
    <meta:editing-duration>PT5M52S</meta:editing-duration>
    <meta:editing-cycles>1</meta:editing-cycles>
    <meta:document-statistic meta:object-count="6"/>
    <meta:generator>LibreOffice/5.1.2.2.0$Linux_X86_64 LibreOffice_project/10m0$Build-2</meta:generator>
  </office:meta>
</office:document-meta>
</file>